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3">
      <style:text-properties fo:font-weight="bold" officeooo:rsid="0020af9b" officeooo:paragraph-rsid="0020af9b" style:font-weight-asian="bold" style:font-weight-complex="bold"/>
    </style:style>
    <style:style style:name="P2" style:family="paragraph" style:parent-style-name="Standard">
      <style:text-properties fo:font-weight="bold" officeooo:rsid="0020af9b" officeooo:paragraph-rsid="0020af9b" style:font-weight-asian="bold" style:font-weight-complex="bold"/>
    </style:style>
    <style:style style:name="P3" style:family="paragraph" style:parent-style-name="Standard">
      <style:text-properties fo:font-weight="bold" officeooo:paragraph-rsid="0020af9b" style:font-weight-asian="bold" style:font-weight-complex="bold"/>
    </style:style>
    <style:style style:name="P4" style:family="paragraph" style:parent-style-name="Standard">
      <style:text-properties fo:font-weight="bold" officeooo:paragraph-rsid="0022b168" style:font-weight-asian="bold" style:font-weight-complex="bold"/>
    </style:style>
    <style:style style:name="P5" style:family="paragraph" style:parent-style-name="Standard">
      <style:text-properties fo:font-weight="bold" officeooo:paragraph-rsid="00237401" style:font-weight-asian="bold" style:font-weight-complex="bold"/>
    </style:style>
    <style:style style:name="P6" style:family="paragraph" style:parent-style-name="Standard">
      <style:text-properties fo:font-weight="bold" officeooo:paragraph-rsid="002774e4" style:font-weight-asian="bold" style:font-weight-complex="bold"/>
    </style:style>
    <style:style style:name="P7" style:family="paragraph" style:parent-style-name="Standard">
      <style:text-properties fo:font-weight="bold" officeooo:paragraph-rsid="0029b8c5" style:font-weight-asian="bold" style:font-weight-complex="bold"/>
    </style:style>
    <style:style style:name="P8" style:family="paragraph" style:parent-style-name="Heading_20_3">
      <style:text-properties officeooo:paragraph-rsid="0029b8c5"/>
    </style:style>
    <style:style style:name="P9" style:family="paragraph" style:parent-style-name="Standard">
      <style:text-properties officeooo:paragraph-rsid="0029b8c5"/>
    </style:style>
    <style:style style:name="P10" style:family="paragraph" style:parent-style-name="Standard">
      <style:text-properties officeooo:rsid="0020af9b" officeooo:paragraph-rsid="0020af9b"/>
    </style:style>
    <style:style style:name="P11" style:family="paragraph" style:parent-style-name="Standard">
      <style:text-properties officeooo:paragraph-rsid="00237401"/>
    </style:style>
    <style:style style:name="P12" style:family="paragraph" style:parent-style-name="Standard">
      <style:text-properties fo:font-weight="normal" officeooo:paragraph-rsid="002774e4" style:font-weight-asian="normal" style:font-weight-complex="normal"/>
    </style:style>
    <style:style style:name="P13" style:family="paragraph" style:parent-style-name="Standard">
      <style:text-properties officeooo:paragraph-rsid="002b78a8"/>
    </style:style>
    <style:style style:name="P14" style:family="paragraph" style:parent-style-name="Standard">
      <style:text-properties officeooo:paragraph-rsid="002caf78"/>
    </style:style>
    <style:style style:name="P15" style:family="paragraph" style:parent-style-name="Standard">
      <style:text-properties officeooo:paragraph-rsid="002db878"/>
    </style:style>
    <style:style style:name="T1" style:family="text">
      <style:text-properties officeooo:rsid="0020af9b"/>
    </style:style>
    <style:style style:name="T2" style:family="text">
      <style:text-properties officeooo:rsid="0022b168"/>
    </style:style>
    <style:style style:name="T3" style:family="text">
      <style:text-properties officeooo:rsid="00237401"/>
    </style:style>
    <style:style style:name="T4" style:family="text">
      <style:text-properties officeooo:rsid="002774e4"/>
    </style:style>
    <style:style style:name="T5" style:family="text">
      <style:text-properties officeooo:rsid="0029b8c5"/>
    </style:style>
    <style:style style:name="T6" style:family="text">
      <style:text-properties officeooo:rsid="002b78a8"/>
    </style:style>
    <style:style style:name="T7" style:family="text">
      <style:text-properties officeooo:rsid="002caf78"/>
    </style:style>
    <style:style style:name="T8" style:family="text">
      <style:text-properties officeooo:rsid="002db8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REER DES VUES</text:p>
      <text:p text:style-name="P2"/>
      <text:h text:style-name="P1" text:outline-level="3">Exercice 1 : vues sur la base <text:span text:style-name="Emphasis">hotel</text:span></text:h>
      <text:p text:style-name="P2"/>
      <text:p text:style-name="P10"/>
      <text:p text:style-name="P3"><text:span text:style-name="T1">1,</text:span>Afficher la liste des hôtels avec leur station</text:p>
      <text:p text:style-name="P3"/>
      <text:p text:style-name="P10">CREATE VIEW hotel1</text:p>
      <text:p text:style-name="P10">AS</text:p>
      <text:p text:style-name="P10">SELECT hotel.hot_id AS "numéro de l'hôtel", hotel.hot_nom as "nom de l'hôtel", station.sta_nom as "nom de la station" FROM hotel</text:p>
      <text:p text:style-name="P10">JOIN station ON hotel.hot_sta_id=station.sta_id;</text:p>
      <text:p text:style-name="P2"/>
      <text:p text:style-name="P4"><text:span text:style-name="T2">2,</text:span>Afficher la liste des chambres et leur hôtel</text:p>
      <text:p text:style-name="P4"/>
      <text:p text:style-name="P10">CREATE VIEW hotel2</text:p>
      <text:p text:style-name="P10">AS</text:p>
      <text:p text:style-name="P10">SELECT chambre.cha_id AS "numéro de la chambre", <text:s/>hotel.hot_nom as "nom de l'hôtel", hotel.hot_id as "numéro de l'hôtel"</text:p>
      <text:p text:style-name="P10">FROM hotel</text:p>
      <text:p text:style-name="P10">JOIN chambre ON hotel.hot_id=chambre.cha_hot_id;</text:p>
      <text:p text:style-name="P10"/>
      <text:p text:style-name="P5"><text:span text:style-name="T3">3,</text:span>Afficher la liste des réservations avec le nom des clients</text:p>
      <text:p text:style-name="P11"/>
      <text:p text:style-name="P11">CREATE VIEW hotel3</text:p>
      <text:p text:style-name="P11">AS</text:p>
      <text:p text:style-name="P11">SELECT reservation.res_id as "numéro de reservation", reservation.res_cha_id as "numéro de chambre", client.cli_nom as "nom du client",reservation.res_date as "date de réservation", reservation.res_date_debut as "date de début de séjours",reservation.res_date_fin as "fin du séjours",reservation.res_prix as "prix", reservation.res_arrhes as "arrhes"</text:p>
      <text:p text:style-name="P11">FROM `client` </text:p>
      <text:p text:style-name="P11">JOIN reservation ON client.cli_id=reservation.res_cli_id;</text:p>
      <text:p text:style-name="P5"/>
      <text:p text:style-name="P6"><text:span text:style-name="T4">4,</text:span>Afficher la liste des chambres avec le nom de l’hôtel et le nom de la station</text:p>
      <text:p text:style-name="P6"/>
      <text:p text:style-name="P12">CREATE VIEW hotel4</text:p>
      <text:p text:style-name="P12">as</text:p>
      <text:p text:style-name="P12">SELECT <text:s/>chambre.cha_id as "ID de chambre", chambre.cha_hot_id "numéro de l'hôtel",chambre.cha_numero as "numéro de chambre", chambre.cha_capacite as "capacité", chambre.cha_type as "type de la chambre", hotel.hot_nom as "nom de l'hôtel",station.sta_nom as "nom de la station"</text:p>
      <text:p text:style-name="P12">FROM hotel</text:p>
      <text:p text:style-name="P12">JOIN station ON hotel.hot_sta_id = station.sta_id</text:p>
      <text:p text:style-name="P12">JOIN chambre ON hotel.hot_id=chambre.cha_hot_id;</text:p>
      <text:p text:style-name="P12"/>
      <text:p text:style-name="P7"><text:span text:style-name="T5">5,</text:span>Afficher les réservations avec le nom du client et le nom de l’hôtel</text:p>
      <text:p text:style-name="P9"/>
      <text:p text:style-name="P9">CREATE VIEW hotel5</text:p>
      <text:p text:style-name="P9">AS</text:p>
      <text:p text:style-name="P9">SELECT reservation.res_id as "numéro de reservation", reservation.res_cha_id as "numéro de chambre", reservation.res_date as "date de réservation", reservation.res_date_debut as "date de <text:soft-page-break/>début de séjours",reservation.res_date_fin as "fin du séjours",reservation.res_prix as "prix", reservation.res_arrhes as "arrhes", client.cli_nom as "nom du client",hotel.hot_nom as "nom de l'hôtel"</text:p>
      <text:p text:style-name="P9">FROM `client` </text:p>
      <text:p text:style-name="P9">JOIN reservation ON client.cli_id=reservation.res_cli_id</text:p>
      <text:p text:style-name="P9">JOIN chambre ON reservation.res_cha_id=chambre.cha_id</text:p>
      <text:p text:style-name="P9">JOIN hotel ON chambre.cha_hot_id=hotel.hot_id;</text:p>
      <text:p text:style-name="P9"/>
      <text:h text:style-name="P8" text:outline-level="3">Exercice 2 : vues sur la base <text:span text:style-name="Emphasis">papyrus</text:span></text:h>
      <text:p text:style-name="P9"/>
      <text:p text:style-name="P13"><text:span text:style-name="T6">1,</text:span><text:span text:style-name="Strong_20_Emphasis">v_GlobalCde</text:span> correspondant à la requête : <text:span text:style-name="Emphasis">A partir de la table </text:span><text:span text:style-name="Emphasis"><text:span text:style-name="Source_20_Text">Ligcom</text:span></text:span><text:span text:style-name="Emphasis">, afficher par code produit, la somme des quantités commandées et le prix total correspondant : on nommera la colonne correspondant à la somme des quantités commandées, QteTot et le prix total, PrixTot</text:span>.</text:p>
      <text:p text:style-name="P13"/>
      <text:p text:style-name="P13">CREATE VIEW v_GlobalCde</text:p>
      <text:p text:style-name="P13">AS</text:p>
      <text:p text:style-name="P13">SELECT ligcom.codart, sum(ligcom.qtecde) as "Qte Tot", (SUM(ligcom.qtecde)*ligcom.priuni) as "PrixTot"</text:p>
      <text:p text:style-name="P13">FROM `ligcom` </text:p>
      <text:p text:style-name="P13">GROUP BY ligcom.codart;</text:p>
      <text:p text:style-name="P13"/>
      <text:p text:style-name="P14"><text:span text:style-name="T7">2,</text:span><text:span text:style-name="Strong_20_Emphasis">v_VentesI100</text:span> correspondant à la requête : <text:span text:style-name="Emphasis">Afficher les ventes dont le code produit est le I100 (affichage de toutes les colonnes de la table Vente)</text:span>. </text:p>
      <text:p text:style-name="P14"/>
      <text:p text:style-name="P14">CREATE VIEW v_VentesI100</text:p>
      <text:p text:style-name="P14">AS</text:p>
      <text:p text:style-name="P14">SELECT vente.codart as "code article",vente.numfou as "numéro du fournisseur", vente.delliv as "délai de livraison", vente.qte1"quantité 1", vente.prix1 as "prix 1", vente.qte2 as "quantité 2", vente.prix2 as "prix 2", vente.qte3 as "quantité 3", vente.prix3 as "prix 3", ligcom.numcom as "numéro de commande", ligcom.qtecde as "quantité commander", ligcom.priuni as "prix unitaire", ligcom.qteliv AS "quantité livrait", ligcom.derliv as "dernière livraison"</text:p>
      <text:p text:style-name="P14">FROM `vente` </text:p>
      <text:p text:style-name="P14">JOIN ligcom ON vente.codart=ligcom.codart</text:p>
      <text:p text:style-name="P14">WHERE vente.codart='I100'</text:p>
      <text:p text:style-name="P14">GROUP BY ligcom.numcom;</text:p>
      <text:p text:style-name="P14"/>
      <text:p text:style-name="P15"><text:span text:style-name="T8">3,</text:span>A partir de la vue précédente, créez <text:span text:style-name="Strong_20_Emphasis">v_VentesI100Grobrigan</text:span> remontant toutes les ventes concernant le produit <text:span text:style-name="Source_20_Text">I100</text:span> et le fournisseur <text:span text:style-name="Source_20_Text">00120</text:span>. </text:p>
      <text:p text:style-name="P15"/>
      <text:p text:style-name="P15">CREATE VIEW v_VentesI100Grobrigan</text:p>
      <text:p text:style-name="P15">as</text:p>
      <text:p text:style-name="P15">SELECT * FROM `v_VentesI100` WHERE `numéro du fournisseur`=00120 AND `code article`="I10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6T15:00:11.837203859</meta:creation-date>
    <meta:generator>LibreOffice/7.3.7.2$Linux_X86_64 LibreOffice_project/30$Build-2</meta:generator>
    <dc:date>2024-05-07T10:23:15.695361818</dc:date>
    <meta:editing-duration>PT35M38S</meta:editing-duration>
    <meta:editing-cycles>10</meta:editing-cycles>
    <meta:document-statistic meta:table-count="0" meta:image-count="0" meta:object-count="0" meta:page-count="2" meta:paragraph-count="53" meta:word-count="476" meta:character-count="3640" meta:non-whitespace-character-count="3209"/>
  </office:meta>
</office:document-meta>
</file>